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fo:font-size="16pt" fo:font-weight="bold" officeooo:rsid="001d2a4e" officeooo:paragraph-rsid="001d2a4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d2a4e" officeooo:paragraph-rsid="001d2a4e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1d2a4e" officeooo:paragraph-rsid="001d2a4e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2a4e" officeooo:paragraph-rsid="001d2a4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d2a4e" officeooo:paragraph-rsid="001d2a4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bold" officeooo:rsid="001d2a4e" officeooo:paragraph-rsid="001d2a4e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6ced5" officeooo:paragraph-rsid="0026ced5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86ded" officeooo:paragraph-rsid="00286ded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26ced5" officeooo:paragraph-rsid="0026ce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86ded" officeooo:paragraph-rsid="00286ded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fo:font-size="12pt" fo:font-weight="normal" officeooo:rsid="00286ded" officeooo:paragraph-rsid="00286de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Liberation Serif" officeooo:paragraph-rsid="00202ed0"/>
    </style:style>
    <style:style style:name="P13" style:family="paragraph" style:parent-style-name="Standard" style:list-style-name="L2">
      <style:text-properties style:font-name="Liberation Serif" officeooo:paragraph-rsid="0022f7c2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paragraph-rsid="001d2a4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normal" officeooo:rsid="001e7faf" officeooo:paragraph-rsid="001e7faf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paragraph-rsid="0022f7c2" style:font-weight-asian="normal" style:font-weight-complex="normal"/>
    </style:style>
    <style:style style:name="P17" style:family="paragraph" style:parent-style-name="Standard">
      <style:text-properties style:font-name="Liberation Serif" fo:font-size="16pt" fo:font-weight="bold" officeooo:rsid="001d2a4e" officeooo:paragraph-rsid="001d2a4e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Liberation Serif" fo:font-size="12pt" fo:font-weight="normal" officeooo:rsid="001e7faf" officeooo:paragraph-rsid="001e7faf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officeooo:paragraph-rsid="001e7faf"/>
    </style:style>
    <style:style style:name="P20" style:family="paragraph" style:parent-style-name="Standard">
      <style:text-properties style:font-name="Liberation Serif"/>
    </style:style>
    <style:style style:name="P21" style:family="paragraph" style:parent-style-name="Standard">
      <style:text-properties style:font-name="Liberation Serif" officeooo:paragraph-rsid="00202ed0"/>
    </style:style>
    <style:style style:name="P22" style:family="paragraph" style:parent-style-name="Standard" style:list-style-name="L2">
      <style:text-properties style:font-name="Liberation Serif" officeooo:rsid="0020a066" officeooo:paragraph-rsid="0020a066"/>
    </style:style>
    <style:style style:name="P23" style:family="paragraph" style:parent-style-name="Standard">
      <style:text-properties style:font-name="Liberation Serif" officeooo:paragraph-rsid="0022f7c2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weight="bold" officeooo:rsid="001e7faf" officeooo:paragraph-rsid="001e7fa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e7faf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202ed0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21b11f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d2a4e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2a4e" style:font-size-asian="12pt" style:font-size-complex="12pt"/>
    </style:style>
    <style:style style:name="T10" style:family="text">
      <style:text-properties fo:font-size="12pt" style:text-underline-style="none" officeooo:rsid="001d2a4e" style:font-size-asian="12pt" style:font-size-complex="12pt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e7fa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d2a4e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02ed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1b11f" style:font-size-asian="10.5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2ed0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e7faf" style:font-weight-asian="bold" style:font-weight-complex="bold"/>
    </style:style>
    <style:style style:name="T20" style:family="text">
      <style:text-properties fo:font-weight="bold" officeooo:rsid="00202ed0" style:font-weight-asian="bold" style:font-weight-complex="bold"/>
    </style:style>
    <style:style style:name="T21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22" style:family="text">
      <style:text-properties fo:font-variant="normal" fo:text-transform="none" fo:color="#333333" loext:opacity="100%" fo:font-size="12pt" fo:letter-spacing="normal" fo:font-style="normal" fo:font-weight="bold" officeooo:rsid="00202ed0" style:font-size-asian="10.5pt" style:font-weight-asian="bold" style:font-size-complex="12pt" style:font-weight-complex="bold"/>
    </style:style>
    <style:style style:name="T23" style:family="text">
      <style:text-properties fo:font-variant="normal" fo:text-transform="none" fo:color="#333333" loext:opacity="100%" fo:font-size="15pt" fo:letter-spacing="normal" fo:font-style="normal" fo:font-weight="normal" officeooo:rsid="00202ed0" style:font-size-asian="10.5pt" style:font-weight-asian="bold" style:font-size-complex="12pt" style:font-weight-complex="bold"/>
    </style:style>
    <style:style style:name="T24" style:family="text">
      <style:text-properties fo:font-size="16pt" fo:font-weight="bold" officeooo:rsid="001d2a4e" style:font-size-asian="14pt" style:font-weight-asian="bold" style:font-size-complex="16pt" style:font-weight-complex="bold"/>
    </style:style>
    <style:style style:name="T25" style:family="text">
      <style:text-properties officeooo:rsid="0026c37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POUR LE 13/02/2025</text:p>
      <text:p text:style-name="P2"/>
      <text:p text:style-name="P6">RONDELLE NEVES Ruben TG3</text:p>
      <text:p text:style-name="P6">ROUILLON Raphaël TG4</text:p>
      <text:p text:style-name="P1"/>
      <text:p text:style-name="P4">Résolveur d’équation</text:p>
      <text:p text:style-name="P3"/>
      <text:p text:style-name="P14"><text:span text:style-name="T7">CAHIER DES CHARGES</text:span><text:span text:style-name="T10"> </text:span><text:span text:style-name="T9">:</text:span></text:p>
      <text:p text:style-name="P14"><text:span text:style-name="T9"/></text:p>
      <text:p text:style-name="P14"><text:span text:style-name="T9"/></text:p>
      <text:p text:style-name="P24"><text:span text:style-name="T9">1. </text:span><text:span text:style-name="T6">Objectifs</text:span><text:span text:style-name="T8"> :</text:span></text:p>
      <text:p text:style-name="P15"><text:span text:style-name="T8"/></text:p>
      <text:p text:style-name="P15"><text:span text:style-name="T8">- résoudre des équations du premier et du deuxième degré</text:span></text:p>
      <text:p text:style-name="P15"><text:span text:style-name="T8"/></text:p>
      <text:p text:style-name="P15"><text:span text:style-name="T8">- afficher les courbes</text:span></text:p>
      <text:p text:style-name="P15"><text:span text:style-name="T8"/></text:p>
      <text:p text:style-name="P15"><text:span text:style-name="T8">- calculer la dérivée et la dérivée seconde</text:span></text:p>
      <text:p text:style-name="P15"><text:span text:style-name="T8"/></text:p>
      <text:p text:style-name="P15"><text:span text:style-name="T8">- avoir une interface graphique utilisateur</text:span></text:p>
      <text:p text:style-name="P15"><text:span text:style-name="T8"/></text:p>
      <text:p text:style-name="P15"><text:span text:style-name="T8"/></text:p>
      <text:p text:style-name="P24"><text:span text:style-name="T8">2. </text:span><text:span text:style-name="T6">Fonctionnalités</text:span><text:span text:style-name="T8"> :</text:span></text:p>
      <text:p text:style-name="P17"/>
      <text:p text:style-name="P18">- résoudre une équation de la forme <text:span text:style-name="T18">ax + b = 0</text:span></text:p>
      <text:p text:style-name="P19"><text:span text:style-name="T3"><text:tab/></text:span><text:span text:style-name="T12">→ </text:span><text:span text:style-name="T3">x = -b / a</text:span><text:span text:style-name="T12"> si </text:span><text:span text:style-name="T3">a </text:span><text:span text:style-name="T21">≠</text:span><text:span text:style-name="T18"> </text:span><text:span text:style-name="T19">0</text:span></text:p>
      <text:p text:style-name="P19"><text:span text:style-name="T19"/></text:p>
      <text:p text:style-name="P20"><text:span text:style-name="T16">- </text:span><text:span text:style-name="T17">résoudre une équation de la forme </text:span><text:span text:style-name="T18">ax² </text:span><text:span text:style-name="T20">+ bx + c = 0</text:span></text:p>
      <text:p text:style-name="P21"><text:span text:style-name="T24"><text:tab/></text:span><text:span text:style-name="T13">→ </text:span><text:span text:style-name="T18">Δ</text:span><text:span text:style-name="T2"> </text:span><text:span text:style-name="T4">= b² - 4ac</text:span></text:p>
      <text:list text:style-name="L2">
        <text:list-item>
          <text:p text:style-name="P12"><text:span text:style-name="T14">si </text:span><text:span text:style-name="T4"><text:s/>Δ &gt; 0 </text:span><text:span text:style-name="T14">→</text:span><text:span text:style-name="T4"> </text:span><text:span text:style-name="T14">2 solutions réelles :</text:span><text:span text:style-name="T4"> (-b </text:span><text:span text:style-name="T23">±</text:span><text:span text:style-name="T22"> </text:span>√<text:span text:style-name="T4">Δ) / 2a</text:span></text:p>
        </text:list-item>
        <text:list-item>
          <text:p text:style-name="P22"><text:span text:style-name="T14">s</text:span><text:span text:style-name="T11">i</text:span><text:span text:style-name="T2"> <text:s/></text:span><text:span text:style-name="T4">Δ </text:span><text:span text:style-name="T2">=</text:span><text:span text:style-name="T4"> 0 </text:span><text:span text:style-name="T14">→ </text:span><text:span text:style-name="T11">1 solution réelle :</text:span><text:span text:style-name="T2"> -b / 2a</text:span></text:p>
        </text:list-item>
        <text:list-item>
          <text:p text:style-name="P13"><text:span text:style-name="T15">si</text:span><text:span text:style-name="T5"> <text:s/></text:span><text:span text:style-name="T4">Δ &lt; 0 </text:span><text:span text:style-name="T14">→ </text:span><text:span text:style-name="T15">2 solutions complexes : </text:span><text:span text:style-name="T18">(-b ± i√Δ) / 2a</text:span></text:p>
        </text:list-item>
      </text:list>
      <text:p text:style-name="P23"><text:span text:style-name="T18"/></text:p>
      <text:p text:style-name="P16">- <text:span text:style-name="T25">générer et afficher une courbe</text:span></text:p>
      <text:p text:style-name="P16"/>
      <text:p text:style-name="P16">- <text:span text:style-name="T25">calculer la dérivée et la dérivée seconde</text:span></text:p>
      <text:p text:style-name="P1"/>
      <text:p text:style-name="P1"/>
      <text:p text:style-name="P7">3. <text:span text:style-name="T1">Interface</text:span> :</text:p>
      <text:p text:style-name="P9"/>
      <text:p text:style-name="P9">- page d’accueil avec choix du degré (1 ou 2)</text:p>
      <text:p text:style-name="P9"/>
      <text:p text:style-name="P9">- formulaire pour entrer les coefficients</text:p>
      <text:p text:style-name="P9"/>
      <text:p text:style-name="P9">- case à cocher pour choisir les fonctions à appeler</text:p>
      <text:p text:style-name="P9"/>
      <text:p text:style-name="P9">- bouton pour l’exécution du programme</text:p>
      <text:p text:style-name="P9"/>
      <text:p text:style-name="P9"/>
      <text:p text:style-name="P9"/>
      <text:p text:style-name="P8"><text:soft-page-break/>4. <text:span text:style-name="T1">Technologies</text:span> :</text:p>
      <text:p text:style-name="P8"/>
      <text:p text:style-name="P10">- langage : Python 3.10</text:p>
      <text:p text:style-name="P10">- bibliothèques :</text:p>
      <text:list xml:id="list3875910769" text:style-name="L3">
        <text:list-item>
          <text:p text:style-name="P11">matplotlib : </text:p>
        </text:list-item>
        <text:list-item>
          <text:p text:style-name="P11">numpy</text:p>
        </text:list-item>
        <text:list-item>
          <text:p text:style-name="P11">simpy</text:p>
        </text:list-item>
        <text:list-item>
          <text:p text:style-name="P11">tkinter : interface graphique</text:p>
        </text:list-item>
        <text:list-item>
          <text:p text:style-name="P11">math : fonction racine</text:p>
        </text:list-item>
        <text:list-item>
          <text:p text:style-name="P11">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4T11:16:49.232000000</dc:date>
    <meta:editing-duration>PT40M26S</meta:editing-duration>
    <meta:editing-cycles>10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4" meta:word-count="217" meta:character-count="987" meta:non-whitespace-character-count="809"/>
  </office:meta>
</office:document-meta>
</file>